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MLInputElement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nputElementImpl.getMax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nputElementImpl.setEmptyOk( boolean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nputElementImpl.setClassNam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nputElementImpl.setId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nputElementImpl.get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nputElementImpl.setMaxLength( int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nputElementImpl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nputElementImpl.setSize( int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nputElementImpl.getTab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nputElementImpl.setFormat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nputElement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nputElementImpl.WMLInputElementImpl( WMLDocumentImpl owner ,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nputElementImpl.get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nputElementImpl.setValu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nputElementImpl.setTitl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nputElementImpl.getXmlLa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nputElementImpl.setNam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nputElement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nputElementImpl.setXmlLang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nputElementImpl.getEmptyO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nputElementImpl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nputElementImpl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nputElementImpl.setTabIndex( int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nputElementImpl.setTyp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